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tartTime" text:name="startTime"/>
        <text:user-field-decl office:value-type="string" office:string-value="lowTotal" text:name="lowTotal"/>
        <text:user-field-decl office:value-type="string" office:string-value="firstName" text:name="firstName"/>
        <text:user-field-decl office:value-type="string" office:string-value="lastName" text:name="lastName"/>
        <text:user-field-decl office:value-type="string" office:string-value="[1 + 1]" text:name="expression"/>
        <text:user-field-decl office:value-type="string" office:string-value="invalid" text:name="invalid"/>
        <text:user-field-decl office:value-type="string" office:string-value="[party:getBillingAddress(openvpms:get(., 'customer.entity'))]" text:name="address"/>
        <text:user-field-decl office:value-type="string" office:string-value="needs to be replaced by input1" text:name="inputUserField1"/>
        <text:user-field-decl office:value-type="string" office:string-value="" text:name="IsEmail"/>
      </text:user-field-decls>
      <text:p text:style-name="Standard">First: <text:user-field-get text:name="firstName">firstName</text:user-field-get>, Last: <text:user-field-get text:name="lastName">lastName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6-08-03T15:11:39</meta:creation-date>
    <dc:date>2013-04-30T22:34:48.41</dc:date>
    <dc:language>en-US</dc:language>
    <meta:editing-cycles>21</meta:editing-cycles>
    <meta:editing-duration>PT2H55M38S</meta:editing-duration>
    <meta:document-statistic meta:table-count="0" meta:image-count="0" meta:object-count="0" meta:page-count="1" meta:paragraph-count="1" meta:word-count="4" meta:character-count="32"/>
    <meta:user-defined meta:name="Info 1"/>
    <meta:user-defined meta:name="Info 2"/>
    <meta:user-defined meta:name="Info 3"/>
    <meta:user-defined meta:name="Info 4"/>
  </office:meta>
</office:document-meta>
</file>